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ＭＳ 明朝" svg:font-family="'ＭＳ 明朝'" style:font-pitch="variable"/>
    <style:font-face style:name="ＭＳ 明朝1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style:contextual-spacing="false"/>
      <style:text-properties officeooo:rsid="0015f8f8" officeooo:paragraph-rsid="0015f8f8"/>
    </style:style>
    <style:style style:name="P2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558ed5" draw:secondary-fill-color="#d4ea6b" draw:opacity="10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48a54" draw:secondary-fill-color="#d4ea6b" draw:opacity="10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1.99mm" svg:stroke-color="#b3a2c7" draw:marker-start="" draw:marker-start-width="5.59mm" draw:marker-start-center="false" draw:marker-end="" draw:marker-end-width="5.59mm" draw:marker-end-center="false" svg:stroke-opacity="100%" draw:stroke-linejoin="bevel" draw:fill="solid" draw:fill-color="#558ed5" draw:secondary-fill-color="#d4ea6b" draw:opacity="100%" draw:textarea-horizontal-align="center" draw:textarea-vertical-align="middle" draw:auto-grow-height="false" draw:fit-to-size="false" style:shrink-to-fit="false" fo:min-height="29.93mm" fo:min-width="50.04mm" fo:padding-top="2.15mm" fo:padding-bottom="2.15mm" fo:padding-left="3.35mm" fo:padding-right="3.35mm" fo:wrap-option="wrap" draw:shadow="hidden" draw:shadow-offset-x="0.71mm" draw:shadow-offset-y="0.71mm" draw:shadow-color="#808080" draw:shadow-opacity="100%" style:writing-mode="lr-tb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>
        <loext:fill-color-theme-reference loext:type="dk2">
          <loext:transformation loext:type="lummod" loext:value="6000"/>
          <loext:transformation loext:type="lumoff" loext:value="4000"/>
        </loext:fill-color-theme-reference>
      </style:graphic-properties>
      <style:paragraph-properties style:writing-mode="lr-tb"/>
    </style:style>
    <style:style style:name="gr2" style:family="graphic">
      <style:graphic-properties draw:stroke="none" svg:stroke-width="1.99mm" svg:stroke-color="#b3a2c7" draw:marker-start="" draw:marker-start-width="5.59mm" draw:marker-start-center="false" draw:marker-end="" draw:marker-end-width="5.59mm" draw:marker-end-center="false" svg:stroke-opacity="100%" draw:stroke-linejoin="bevel" draw:fill="solid" draw:fill-color="#948a54" draw:secondary-fill-color="#d4ea6b" draw:opacity="100%" draw:textarea-horizontal-align="center" draw:textarea-vertical-align="middle" draw:auto-grow-height="false" draw:fit-to-size="false" style:shrink-to-fit="false" fo:min-height="29.93mm" fo:min-width="50.04mm" fo:padding-top="2.15mm" fo:padding-bottom="2.15mm" fo:padding-left="3.35mm" fo:padding-right="3.35mm" fo:wrap-option="wrap" draw:shadow="hidden" draw:shadow-offset-x="0.71mm" draw:shadow-offset-y="0.71mm" draw:shadow-color="#808080" draw:shadow-opacity="100%" style:writing-mode="lr-tb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>
        <loext:fill-color-theme-reference loext:type="lt2">
          <loext:transformation loext:type="lummod" loext:value="5000"/>
        </loext:fill-color-theme-reference>
      </style:graphic-properties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me “Office Theme” “Office”</text:p>
      <text:p text:style-name="P1"><draw:custom-shape text:anchor-type="paragraph" draw:z-index="0" draw:name="darker50perc" draw:style-name="gr2" draw:text-style-name="P4" svg:width="56.73mm" svg:height="34.23mm" svg:x="7.9mm" svg:y="13.81mm">
     <text:p text:style-name="P2"><text:span text:style-name="T1">darker 50%</text:span></text:p>
     <draw:enhanced-geometry svg:viewBox="0 0 21600 21600" draw:mirror-horizontal="false" draw:mirror-vertical="false" draw:extrusion="false" draw:extrusion-depth="10mm 0" draw:extrusion-viewpoint="(34.72mm -34.72mm 250m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chevron-down" draw:modifiers="13465.6050955414" draw:enhanced-path="M 0 0 L 10800 ?f1 21600 0 N M 0 ?f0 L 10800 21600 21600 ?f0 N">
      <draw:equation draw:name="f0" draw:formula="$0 "/>
      <draw:equation draw:name="f1" draw:formula="21600-$0 "/>
      <draw:handle draw:handle-position="left $0" draw:handle-range-y-minimum="10800" draw:handle-range-y-maximum="21600"/>
     </draw:enhanced-geometry>
    </draw:custom-shape><draw:custom-shape text:anchor-type="paragraph" draw:z-index="1" draw:name="lighter40perc" draw:style-name="gr1" draw:text-style-name="P3" svg:width="56.73mm" svg:height="34.23mm" svg:x="75.11mm" svg:y="14.87mm">
     <text:p text:style-name="P2"><text:span text:style-name="T1">lighter 40%</text:span></text:p>
     <draw:enhanced-geometry svg:viewBox="0 0 21600 21600" draw:mirror-horizontal="false" draw:mirror-vertical="false" draw:extrusion="false" draw:extrusion-depth="10mm 0" draw:extrusion-viewpoint="(34.72mm -34.72mm 250m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chevron-down" draw:modifiers="13465.6050955414" draw:enhanced-path="M 0 0 L 10800 ?f1 21600 0 N M 0 ?f0 L 10800 21600 21600 ?f0 N">
      <draw:equation draw:name="f0" draw:formula="$0 "/>
      <draw:equation draw:name="f1" draw:formula="21600-$0 "/>
      <draw:handle draw:handle-position="left $0" draw:handle-range-y-minimum="10800" draw:handle-range-y-maximum="21600"/>
     </draw:enhanced-geometry>
    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ＭＳ 明朝" svg:font-family="'ＭＳ 明朝'" style:font-pitch="variable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ＭＳ 明朝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1pt" fo:language="en" fo:country="US" style:letter-kerning="false" style:font-name-asian="ＭＳ 明朝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color-table loext:name="Office">
        <loext:color loext:name="dk1" loext:color="#000000"/>
        <loext:color loext:name="lt1" loext:color="#ffffff"/>
        <loext:color loext:name="dk2" loext:color="#1f497d"/>
        <loext:color loext:name="l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link" loext:color="#0000ff"/>
        <loext:color loext:name="folHlink" loext:color="#800080"/>
      </loext:color-table>
    </loext:theme>
  </office:styles>
  <office:automatic-styles>
    <style:page-layout style:name="Mpm1">
      <style:page-layout-properties fo:page-width="148.01mm" fo:page-height="104.78mm" style:num-format="1" style:print-orientation="landscape" fo:margin-top="5.01mm" fo:margin-bottom="5.01mm" fo:margin-left="5.01mm" fo:margin-right="5.01mm" style:writing-mode="lr-tb" style:layout-grid-color="#c0c0c0" style:layout-grid-lines="14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6</meta:editing-cycles>
    <meta:creation-date>2023-02-20T21:58:51.947000000</meta:creation-date>
    <meta:editing-duration>PT14M1S</meta:editing-duration>
    <meta:generator>B_2020/7.6.0.0.alpha0$Windows_X86_64 LibreOffice_project/a7196c768ecd24c4b8315e6ee7a8fe1f247fa420</meta:generator>
    <dc:title>DinA6 quer MS Default Theme</dc:title>
    <meta:initial-creator>Regina Henschel</meta:initial-creator>
    <dc:date>2023-02-20T23:08:30.917000000</dc:date>
    <dc:creator>Regina Henschel</dc:creator>
    <meta:document-statistic meta:table-count="0" meta:image-count="0" meta:object-count="0" meta:page-count="1" meta:paragraph-count="1" meta:word-count="4" meta:character-count="29" meta:non-whitespace-character-count="26"/>
    <meta:user-defined meta:name="AppVersion">16.0000</meta:user-defined>
    <meta:template xlink:type="simple" xlink:actuate="onRequest" xlink:title="DinA6 quer MS Default Theme" xlink:href="../../../../../../build_2020/userB_2020/user/template/DinA6%20quer%20MS%20Default%20Theme1.ott" meta:date="2023-02-20T21:58:50.791000000"/>
  </office:meta>
</office:document-meta>
</file>